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>
            <text:p>Step</text:p>
          </table:table-cell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of Step</text:p>
          </table:table-cell>
          <table:table-cell table:style-name="ce195" office:value-type="string" calcext:value-type="string">
            <text:p>in 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45M00S" calcext:value-type="time">
            <text:p>03:45</text:p>
          </table:table-cell>
          <table:table-cell table:style-name="ce196" table:formula="of:=['8. Finalization'.$J$3]" office:value-type="time" office:time-value="PT22H30M00S" calcext:value-type="time">
            <text:p>22:30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office:value-type="string" calcext:value-type="string">
            <text:p>Date</text:p>
          </table:table-cell>
          <table:table-cell table:style-name="ce9"/>
          <table:table-cell table:style-name="ce12" office:value-type="string" calcext:value-type="string">
            <text:p>Designation</text:p>
          </table:table-cell>
          <table:table-cell table:style-name="ce165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4" office:value-type="string" calcext:value-type="string">
            <text:p>2019-1x-xx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1</text:p>
          </table:table-cell>
          <table:table-cell table:number-columns-repeated="3"/>
          <table:table-cell table:style-name="ce200" office:value-type="string" calcext:value-type="string">
            <text:p>2.1.1</text:p>
          </table:table-cell>
          <table:table-cell table:style-name="ce23" office:value-type="string" calcext:value-type="string">
            <text:p>1.0.27</text:p>
          </table:table-cell>
          <table:table-cell table:style-name="ce23" office:value-type="string" calcext:value-type="string">
            <text:p>3.5.23</text:p>
          </table:table-cell>
          <table:table-cell table:style-name="ce23" office:value-type="string" calcext:value-type="string">
            <text:p>1.0.21</text:p>
          </table:table-cell>
          <table:table-cell table:style-name="ce23" office:value-type="string" calcext:value-type="string">
            <text:p>0.9.24</text:p>
          </table:table-cell>
          <table:table-cell table:style-name="ce210"/>
          <table:table-cell table:style-name="ce23" office:value-type="string" calcext:value-type="string">
            <text:p>1.7.0</text:p>
          </table:table-cell>
          <table:table-cell table:style-name="ce200" office:value-type="string" calcext:value-type="string">
            <text:p>1.2.1</text:p>
          </table:table-cell>
          <table:table-cell table:number-columns-repeated="3" table:style-name="ce23" office:value-type="string" calcext:value-type="string">
            <text:p>1.0.2</text:p>
          </table:table-cell>
          <table:table-cell table:style-name="ce200" office:value-type="string" calcext:value-type="string">
            <text:p>1.7.1</text:p>
          </table:table-cell>
          <table:table-cell table:style-name="ce31" office:value-type="string" calcext:value-type="string">
            <text:p>1.2.3</text:p>
          </table:table-cell>
          <table:table-cell table:style-name="ce210"/>
          <table:table-cell table:style-name="ce23" office:value-type="string" calcext:value-type="string">
            <text:p>2600</text:p>
          </table:table-cell>
          <table:table-cell table:style-name="ce211"/>
          <table:table-cell table:style-name="ce23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0" office:value-type="string" calcext:value-type="string">
            <text:p>2553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3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3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7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9])+[.G100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03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80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7">    &gt; Includes </text:span><text:span text:style-name="T8">this</text:span><text:span text:style-name="T9">.label_Version.Text = </text:span><text:span text:style-name="T10">"Version 2.0.0"</text:span><text:span text:style-name="T9">;</text:span><text:span text:style-name="T7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7">Set </text:span><text:span text:style-name="T11">ProductBuildDesignation</text:span><text:span text:style-name="T7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7">Set </text:span><text:span text:style-name="T11">ProductVerisonStabilityIndication</text:span><text:span text:style-name="T7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30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3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2])+[.G33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3]; COUNTA([.C$34:.C34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5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6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7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8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0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9])+[.G40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0]; COUNTA([.C$41:.C41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0]; COUNTA([.C$41:.C45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0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1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2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3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4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9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60])+[.G61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2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3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2">Archive </text:span><text:span text:style-name="T13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6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5])+[.G66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6]; COUNTA([.C$67:.C67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7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8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9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94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5])+[.G96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8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100])+[.G101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3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4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5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4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100])+[.G101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11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20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1]; COUNTA([.C$102:.C127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8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8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<text:span text:style-name="T12">Check and update year of "!-ReadMe.txt" in the offline archive "\YAT\Releases and Checkpoints"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style-name="ce103" office:value-type="string" calcext:value-type="string">
            <text:p><text:span text:style-name="T7">&gt; e.g. "</text:span><text:span text:style-name="T11">2003-2019 Matthias Kläy</text:span><text:span text:style-name="T7">" *.txt throughout "\Template"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2])+[.G23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12">&gt; Build "Release" configuration for "AnyCPU"                         using ‘Build Solution’ / [F6]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 <text:s text:c="2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2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2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1-0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2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2">   &gt; Copy "DejaVu Info" from installed </text:span><text:span text:style-name="T12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2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33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33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3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4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5])+[.G26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8])+[.G39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52])+[.G53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8])" office:value-type="time" office:time-value="PT03H45M00S" calcext:value-type="time">
            <text:p>03:45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8])" office:value-type="time" office:time-value="PT22H30M00S" calcext:value-type="time">
            <text:p>22:3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mail to the YAT mailing list (Attention: Mail delay up to 60 min !!!)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19H45M00S" calcext:value-type="time">
            <text:p>19:4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9]); &quot;.&quot;)" office:value-type="string" office:string-value="8.1.3." calcext:value-type="string">
            <text:p>8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8.1.4." calcext:value-type="string">
            <text:p>8.1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8.1.5." calcext:value-type="string">
            <text:p>8.1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8.1.6." calcext:value-type="string">
            <text:p>8.1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4]); &quot;.&quot;)" office:value-type="string" office:string-value="8.1.7." calcext:value-type="string">
            <text:p>8.1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8.1.8." calcext:value-type="string">
            <text:p>8.1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7]); &quot;.&quot;)" office:value-type="string" office:string-value="8.1.9." calcext:value-type="string">
            <text:p>8.1.9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<text:span text:style-name="T18">Submit news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1])+[.G22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62])+[.G68]" office:value-type="time" office:time-value="PT22H15M00S" calcext:value-type="time">
            <text:p>22:15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93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72])+[.G73]" office:value-type="time" office:time-value="PT22H30M00S" calcext:value-type="time">
            <text:p>22:30:00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office:annotation draw:style-name="gr1" draw:text-style-name="P2" svg:width="28.99mm" svg:height="21.76mm" svg:x="179.26mm" svg:y="328.95mm" draw:caption-point-x="-6.1mm" draw:caption-point-y="15.1m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12">&gt; Append</text:span><text:span text:style-name="T7"> 'Development', e.g. '</text:span><text:span text:style-name="T20">// MKY Version 1.0.28 Development</text:span><text:span text:style-name="T7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12">&gt; Append</text:span><text:span text:style-name="T7"> 'Development', e.g. '</text:span><text:span text:style-name="T20">// NUnit Version 1.0.22 Development</text:span><text:span text:style-name="T7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12">&gt; Append </text:span><text:span text:style-name="T7">'Development', e.g. '</text:span><text:span text:style-name="T20">// YAT Version 2.3.90 Development</text:span><text:span text:style-name="T7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stability indication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ctivate 'Development' to clearly indicate non-release stat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.00.0000</text:date>, <text:time style:data-style-name="N2" text:time-value="11:00:10.8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6H21M58S</meta:editing-duration>
    <meta:editing-cycles>450</meta:editing-cycles>
    <meta:generator>LibreOffice/6.1.5.2$Windows_X86_64 LibreOffice_project/90f8dcf33c87b3705e78202e3df5142b201bd805</meta:generator>
    <meta:initial-creator>Matthias Kläy</meta:initial-creator>
    <dc:date>2019-10-25T11:10:44.602000000</dc:date>
    <meta:print-date>2019-08-15T21:30:34.524000000</meta:print-date>
    <meta:document-statistic meta:table-count="9" meta:cell-count="1437" meta:object-count="0"/>
  </office:meta>
</office:document-meta>
</file>